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60b9" officeooo:paragraph-rsid="000760b9"/>
    </style:style>
    <style:style style:name="P2" style:family="paragraph" style:parent-style-name="Standard">
      <style:text-properties officeooo:rsid="00094fd1" officeooo:paragraph-rsid="00094fd1"/>
    </style:style>
    <style:style style:name="P3" style:family="paragraph" style:parent-style-name="Standard">
      <style:text-properties officeooo:rsid="00094fd1" officeooo:paragraph-rsid="0009945d"/>
    </style:style>
    <style:style style:name="P4" style:family="paragraph" style:parent-style-name="Standard">
      <style:text-properties officeooo:rsid="0009945d" officeooo:paragraph-rsid="0009945d"/>
    </style:style>
    <style:style style:name="P5" style:family="paragraph" style:parent-style-name="Standard">
      <style:text-properties officeooo:rsid="0009e75d" officeooo:paragraph-rsid="0009e75d"/>
    </style:style>
    <style:style style:name="T1" style:family="text">
      <style:text-properties officeooo:rsid="00094fd1"/>
    </style:style>
    <style:style style:name="T2" style:family="text">
      <style:text-properties officeooo:rsid="0009945d"/>
    </style:style>
    <style:style style:name="T3" style:family="text">
      <style:text-properties officeooo:rsid="0009e7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yperledger Fabric </text:p>
      <text:p text:style-name="P1">go, c++, python, java, </text:p>
      <text:p text:style-name="P1">no necesita criptomonedas, el tipo de transacciones es por votación, no usa una proof of work. </text:p>
      <text:p text:style-name="P1"/>
      <text:p text:style-name="P1">RSK <text:s/><text:span text:style-name="T1">(sidechain)</text:span></text:p>
      <text:p text:style-name="P1">Empresa argentina, necesidad de programar transacciones a través de la red. Generar transacciones a través de la red de bitcoin. </text:p>
      <text:p text:style-name="P1">Sidechain permite la ejecición de contratos inteligentes de ethereum. Asegurados a través de la red de bitcoin. </text:p>
      <text:p text:style-name="P1"/>
      <text:p text:style-name="P1">Smartcontract es una pieza de código que almacenará algo dentro de la blockchain: documento, registro, transacción. Es inmutable, seguro, etc. </text:p>
      <text:p text:style-name="P1"/>
      <text:p text:style-name="P1">RSK conjunta ethereum y lo ejecuta en la red de bitcoin. Propone que se ejecuten los contratos inteligentes dentro de la red de bitcoin. </text:p>
      <text:p text:style-name="P1">Se pueden crear nuestros propios tokens en la red de ethereum. </text:p>
      <text:p text:style-name="P1">Proporciona una red aislada para ejecutar transacciones de manera segura. </text:p>
      <text:p text:style-name="P1"/>
      <text:p text:style-name="P4">StableCoins</text:p>
      <text:p text:style-name="P1"/>
      <text:p text:style-name="P2">Tether → relacionada con el dólar, tiene una posición dentro de un banco. Por cada dolar que esta guardado en esa cuenta, se emite un token digital. </text:p>
      <text:p text:style-name="P3">Tether es 100% estable, la garantía colateral no es digital. </text:p>
      <text:p text:style-name="P3"><text:span text:style-name="T2">Desventajas: requiere un custodio (un banco al que le tienes que pagar, cuanto dinero estás emitiendo, etc). Para obtener transparencia, necesitas que alguien audite, es regulable.</text:span></text:p>
      <text:p text:style-name="P3"/>
      <text:p text:style-name="P3"><text:span text:style-name="T2">DAI</text:span></text:p>
      <text:p text:style-name="P3"><text:span text:style-name="T2">no necesita auditor </text:span></text:p>
      <text:p text:style-name="P3"><text:span text:style-name="T2">desventajas → en el momento que el colateral es el ether, al saber que es una moneda que fluctúa, dependemos de ello. DAI desarrolló un mecanismo para evitar que edta fluctuación afectase. Existe un riesgo de que no tengas control sobre los DAI por ese mecanismo. </text:span></text:p>
      <text:p text:style-name="P3"/>
      <text:p text:style-name="P3"><text:s/><text:span text:style-name="T2">BASIS</text:span></text:p>
      <text:p text:style-name="P4">nos permite emitir y quemar factores de acuerdo a la oferta y demanda. No hay dinero de por medio, es un protocolo que corre en automático, para manetener el precio estable, en referencia al dólar. BASIS ya no existe por temas regulatorios. No requiere ningún colateral, es altamente descentralizado y por ende no está ligado a las criptomonedas o al dinero. Tiene complicaciones para liquidar en caso de crash de mercado. <text:span text:style-name="T3">Es difícil analizar los límites de seguiridad sobre estos tokens. </text:span></text:p>
      <text:p text:style-name="P5">Stablecoins → santo grial del mercado crypt. Es la única forma de conectar el mundo crypto con lo que conocemos ahora. Han nacido distintos proyectos, hay unas que tienen colaterales en oro, plata, metales industriales, canastas de bienes que les permite mantener un precio estable. </text:p>
      <text:p text:style-name="P5"/>
      <text:p text:style-name="P5">MAKER está funcionando para temas de gobernanza. Es una DAO que nos permite participar en temas de gobernancia lo que singifica que nos podemos poner de acuerdo para elevar porcentajes en dólares, por ejemplo. Se hace un smartcontract, y hacia allá se van los makers. Es una plataforma. Actualmente cuesta 650 dólares, meintras que ethereum anda por los 220 dólares. Tienen un número finito de coins 1,000,000. </text:p>
      <text:p text:style-name="P5"/>
      <text:p text:style-name="P5"/>
      <text:p text:style-name="P5"><text:soft-page-break/>DAI está enfocado en mantener un precio en pariedad con el dolar, sin embargo, este precio va subiendo y bajan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9:13:32.280342500</meta:creation-date>
    <dc:date>2019-05-21T13:36:41.243235977</dc:date>
    <meta:editing-duration>PT2H53M56S</meta:editing-duration>
    <meta:editing-cycles>1</meta:editing-cycles>
    <meta:document-statistic meta:table-count="0" meta:image-count="0" meta:object-count="0" meta:page-count="2" meta:paragraph-count="22" meta:word-count="454" meta:character-count="2802" meta:non-whitespace-character-count="2351"/>
    <meta:generator>LibreOffice/6.0.7.3$Linux_X86_64 LibreOffice_project/00m0$Build-3</meta:generator>
  </office:meta>
</office:document-meta>
</file>